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'Liberation Sans'" style:font-family-asian="'Liberation Sans'" style:font-family-complex="'Liberation Sans'" fo:background-color="transparent" style:use-window-font-color="true"/>
    </style:style>
    <style:style style:name="T2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Tahoma" style:font-family-asian="Tahoma" style:font-family-complex="Tahoma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Tahoma" style:font-family-asian="Tahoma" style:font-family-complex="Tahoma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Tahoma" style:font-family-asian="Tahoma" style:font-family-complex="Tahoma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Tahoma" style:font-family-asian="Tahoma" style:font-family-complex="Tahoma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fo:font-family="Tahoma" style:font-family-asian="Tahoma" style:font-family-complex="Tahoma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2.00pt" fo:font-weight="normal" fo:font-family="Tahoma" style:font-family-asian="Tahoma" style:font-family-complex="Tahoma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2.00pt" fo:font-weight="normal" fo:font-family="Tahoma" style:font-family-asian="Tahoma" style:font-family-complex="Tahoma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2.00pt" fo:font-weight="normal" fo:font-family="Tahoma" style:font-family-asian="Tahoma" style:font-family-complex="Tahoma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2.00pt" fo:font-weight="normal" fo:font-family="Tahoma" style:font-family-asian="Tahoma" style:font-family-complex="Tahoma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2.00pt" fo:font-weight="normal" fo:font-family="Tahoma" style:font-family-asian="Tahoma" style:font-family-complex="Tahoma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righ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right" fo:margin-left="-18.00pt" fo:text-indent="18.00pt"/>
    </style: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 fo:margin-left="-18.00pt" fo:text-indent="18.00pt"/>
    </style:style>
    <style:style style:name="P11" style:family="paragraph">
      <style:paragraph-properties fo:line-height="100.00%" fo:text-align="left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left="-18.00pt" fo:text-indent="18.00pt"/>
    </style:style>
    <style:style style:name="P13" style:family="paragraph">
      <style:paragraph-properties fo:line-height="100.00%" fo:text-align="left"/>
    </style:style>
    <text:list-style style:name="L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 fo:margin-left="-18.00pt" fo:text-indent="18.00pt"/>
    </style:style>
    <style:style style:name="P15" style:family="paragraph">
      <style:paragraph-properties fo:line-height="100.00%" fo:text-align="left" fo:margin-left="-18.00pt" fo:text-indent="18.00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242.35pt"/>
          <style:tab-stop style:position="3286.90pt" style:type="center"/>
          <style:tab-stop style:position="421118.90pt" style:type="righ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242.35pt"/>
          <style:tab-stop style:position="3286.90pt" style:type="center"/>
          <style:tab-stop style:position="421118.90pt" style:type="right"/>
        </style:tab-stops>
      </style:paragraph-properties>
    </style:style>
    <style:style style:name="P21" style:family="paragraph">
      <style:paragraph-properties fo:line-height="100.00%" fo:text-align="justify" fo:margin-left="2.75pt" fo:text-indent="-2.75pt">
        <style:tab-stops>
          <style:tab-stop style:position="242.35pt"/>
          <style:tab-stop style:position="3286.90pt" style:type="center"/>
          <style:tab-stop style:position="421118.90pt" style:type="righ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justify" fo:margin-left="2.75pt" fo:text-indent="-2.75pt">
        <style:tab-stops>
          <style:tab-stop style:position="242.35pt"/>
          <style:tab-stop style:position="3286.90pt" style:type="center"/>
          <style:tab-stop style:position="421118.90pt" style:type="righ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justify" fo:margin-left="2.75pt" fo:text-indent="-2.75pt">
        <style:tab-stops>
          <style:tab-stop style:position="242.35pt"/>
          <style:tab-stop style:position="3286.90pt" style:type="center"/>
          <style:tab-stop style:position="421118.90pt" style:type="righ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justify" fo:margin-left="2.75pt" fo:text-indent="-2.75pt">
        <style:tab-stops>
          <style:tab-stop style:position="242.35pt"/>
          <style:tab-stop style:position="3286.90pt" style:type="center"/>
          <style:tab-stop style:position="421118.90pt" style:type="righ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justify" fo:margin-left="2.75pt" fo:text-indent="-2.75pt">
        <style:tab-stops>
          <style:tab-stop style:position="242.35pt"/>
          <style:tab-stop style:position="3286.90pt" style:type="center"/>
          <style:tab-stop style:position="421118.90pt" style:type="righ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justify" fo:margin-left="2.75pt" fo:text-indent="-2.75pt">
        <style:tab-stops>
          <style:tab-stop style:position="242.35pt"/>
          <style:tab-stop style:position="3286.90pt" style:type="center"/>
          <style:tab-stop style:position="421118.90pt" style:type="righ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justify" fo:margin-left="2.75pt" fo:text-indent="-2.75pt">
        <style:tab-stops>
          <style:tab-stop style:position="242.35pt"/>
          <style:tab-stop style:position="3286.90pt" style:type="center"/>
          <style:tab-stop style:position="421118.90pt" style:type="righ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justify" fo:margin-left="2.75pt" fo:text-indent="-2.75pt">
        <style:tab-stops>
          <style:tab-stop style:position="242.35pt"/>
          <style:tab-stop style:position="3286.90pt" style:type="center"/>
          <style:tab-stop style:position="421118.90pt" style:type="righ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justify" fo:margin-left="2.75pt" fo:text-indent="-2.75pt">
        <style:tab-stops>
          <style:tab-stop style:position="242.35pt"/>
          <style:tab-stop style:position="3286.90pt" style:type="center"/>
          <style:tab-stop style:position="421118.90pt" style:type="right"/>
        </style:tab-stops>
      </style:paragraph-properties>
    </style:style>
    <style:style style:name="P38" style:family="paragraph">
      <style:paragraph-properties fo:line-height="100.00%" fo:text-align="left"/>
    </style:style>
    <text:list-style style:name="L3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9" style:family="paragraph">
      <style:paragraph-properties fo:line-height="100.00%" fo:text-align="left" fo:margin-left="-18.00pt" fo:text-indent="18.00pt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/>
    </style:style>
    <text:list-style style:name="L4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5" style:family="paragraph">
      <style:paragraph-properties fo:line-height="100.00%" fo:text-align="left" fo:margin-left="-18.00pt" fo:text-indent="18.00pt"/>
    </style:style>
    <style:style style:name="P46" style:family="paragraph">
      <style:paragraph-properties fo:line-height="100.00%" fo:text-align="left"/>
    </style:style>
    <text:list-style style:name="L4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7" style:family="paragraph">
      <style:paragraph-properties fo:line-height="100.00%" fo:text-align="left" fo:margin-left="-18.00pt" fo:text-indent="18.00pt">
        <style:tab-stops>
          <style:tab-stop style:position="12.75pt"/>
        </style:tab-stops>
      </style:paragraph-properties>
    </style:style>
    <style:style style:name="P48" style:family="paragraph">
      <style:paragraph-properties fo:line-height="100.00%" fo:text-align="left"/>
    </style:style>
    <text:list-style style:name="L4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9" style:family="paragraph">
      <style:paragraph-properties fo:line-height="100.00%" fo:text-align="left" fo:margin-left="-18.00pt" fo:text-indent="18.00pt">
        <style:tab-stops>
          <style:tab-stop style:position="12.00pt"/>
        </style:tab-stops>
      </style:paragraph-properties>
    </style:style>
    <style:style style:name="P50" style:family="paragraph">
      <style:paragraph-properties fo:line-height="100.00%" fo:text-align="left" fo:margin-left="-18.00pt" fo:text-indent="18.00pt"/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/>
    </style:style>
    <text:list-style style:name="L5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3" style:family="paragraph">
      <style:paragraph-properties fo:line-height="100.00%" fo:text-align="left" fo:margin-left="-18.00pt" fo:text-indent="18.00pt"/>
    </style:style>
    <style:style style:name="TableColumn0100" style:family="table-column">
      <style:table-column-properties style:column-width="3.404167in"/>
    </style:style>
    <style:style style:name="TableColumn0101" style:family="table-column">
      <style:table-column-properties style:column-width="1.606250in"/>
    </style:style>
    <style:style style:name="TableColumn0102" style:family="table-column">
      <style:table-column-properties style:column-width="1.682639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Grafika Komputerowa</text:span></text:p>
      <text:p text:style-name="P1"><text:span text:style-name="T2">„Anaglify”</text:span></text:p>
      <text:p text:style-name="P2"><text:span text:style-name="T3"/></text:p>
      <text:p text:style-name="P3"><text:span text:style-name="T4">Projekt nr 3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5"><text:span text:style-name="T6">Autorzy projektu:</text:span></text:p>
      <text:list text:style-name="L6">
        <text:list-item>
          <text:p text:style-name="P6"><text:span text:style-name="T6">Anio</text:span><text:span text:style-name="T7">łek Mateusz</text:span></text:p>
        </text:list-item>
        <text:list-item>
          <text:p text:style-name="P6"><text:span text:style-name="T8">Pa</text:span><text:span text:style-name="T9">łus Patryk</text:span></text:p>
        </text:list-item>
        <text:list-item>
          <text:p text:style-name="P6"><text:span text:style-name="T10">Rutkowski Wojciech</text:span></text:p>
        </text:list-item>
        <text:list-item>
          <text:p text:style-name="P7"><text:span text:style-name="T10">Tytu</text:span><text:span text:style-name="T11">ł projektu i autorzy projektu<text:line-break/></text:span></text:p>
        </text:list-item>
      </text:list>
      <text:p text:style-name="P8"><text:span text:style-name="T12">Celem projekty by</text:span><text:span text:style-name="T13">ło stworzenie oprogramowania, kt</text:span><text:span text:style-name="T14">óre umo</text:span><text:span text:style-name="T15">żliwia wyświetlanie wczytanego obiektu w przestrzeni 3D, oczywiście po zastosowaniu odpowiednich filtr</text:span><text:span text:style-name="T16">ów. Aplikacja ta wy</text:span><text:span text:style-name="T17">świetlać będzie obiekt w dw</text:span><text:span text:style-name="T18">óch kolorach oraz ze wzgl</text:span><text:span text:style-name="T19">ędnym przesunięciem.</text:span></text:p>
      <text:p text:style-name="P8"><text:span text:style-name="T20"><text:line-break/>Projekt by</text:span><text:span text:style-name="T21">ł</text:span><text:span text:style-name="T22"><text:s/>realizowany w zespole 3 osobowym:</text:span></text:p>
      <text:list text:style-name="L9">
        <text:list-item>
          <text:p text:style-name="P9"><text:span text:style-name="T22">Anio</text:span><text:span text:style-name="T23">łek Mateusz .</text:span></text:p>
        </text:list-item>
        <text:list-item>
          <text:p text:style-name="P9"><text:span text:style-name="T24">Pa</text:span><text:span text:style-name="T25">łus Patryk.</text:span></text:p>
        </text:list-item>
        <text:list-item>
          <text:p text:style-name="P10"><text:span text:style-name="T26">Rutkowski Wojciech.<text:line-break/><text:line-break/></text:span></text:p>
        </text:list-item>
        <text:list-item>
          <text:p text:style-name="P10"><text:span text:style-name="T26">Opis projektu<text:line-break/><text:line-break/>Widzenie przestrzenne jest to wynik interpretacji ludzkiego mózgu porównuj</text:span><text:span text:style-name="T27">ą</text:span><text:span text:style-name="T28">c dwa obrazy pochodz</text:span><text:span text:style-name="T29">ące z każdego oka. Widzenie przestrzenne jest sumą wielu czynnik</text:span><text:span text:style-name="T30">ów, jednak widzenie dwuoczne pe</text:span><text:span text:style-name="T31">łni w nim najważniejszą rolę. Innymi czynnikami są: gra światła i cieni, perspektywa, ruch, akomodacja, paralaksa i konwergencja. Jednak w naszym projekcie będziemy bazowali na oddzieleniu widoku dla lewego i prawego oka. Będziemy posługiwać się tutaj metodą polegającą na wyświetleniu każdego obrazu w r</text:span><text:span text:style-name="T32">ó</text:span><text:span text:style-name="T33">żnych kolorach na tym samym ekranie, a następnie poprzez założenie filtru(np. Okulary dwukolorowe) będziemy w stanie dostrzec obiekt w przestrzeni tr</text:span><text:span text:style-name="T34">ójwymiarowej.<text:line-break/></text:span></text:p>
        </text:list-item>
      </text:list>
      <text:p text:style-name="P11"><text:span text:style-name="T34"><text:line-break/></text:span></text:p>
      <text:list text:style-name="L12">
        <text:list-item>
          <text:p text:style-name="P12"><text:span text:style-name="T34">Za</text:span><text:span text:style-name="T35">łożenia przyjęte w projekcie<text:line-break/></text:span></text:p>
        </text:list-item>
      </text:list>
      <text:p text:style-name="P13"><text:span text:style-name="T36">Aplikacja b</text:span><text:span text:style-name="T37">ędzie w stanie odczytać z danych wejściowych punkty linii, wyświetli na ekran wszystkie linie oraz pozwoli obracać uprzednio utworzoną bryłą. Dodatkowo bryłę będzie można powiększyć, ustawić rozstaw oczu i grubość rysowanej linii. Widok obiektu będzie można zapisać do pliku. Istnieć będzie r</text:span><text:span text:style-name="T38">ównie</text:span><text:span text:style-name="T39">ż możliwość dostosowania koloru, tak aby odpowiadały kolorom okular</text:span><text:span text:style-name="T40">ów 3D.<text:line-break/><text:line-break/></text:span></text:p>
      <text:list text:style-name="L14">
        <text:list-item>
          <text:p text:style-name="P14"><text:span text:style-name="T40"><text:s/>Analiza projektu<text:line-break/><text:line-break/></text:span></text:p>
        </text:list-item>
        <text:list-item>
          <text:p text:style-name="P15"><text:span text:style-name="T40">Podzia</text:span><text:span text:style-name="T41">ł pracy i analiza czasowa</text:span></text:p>
        </text:list-item>
      </text:list>
      <text:p text:style-name="P16"><text:span text:style-name="T42"><text:line-break/>W celu usprawnienia pracy nad projektem skorzystali</text:span><text:span text:style-name="T43">ś</text:span><text:span text:style-name="T44">my z PMS (Project Management Systems) o nazwie Trello (</text:span><text:a xlink:href="http://trello.com/"><text:span text:style-name="T46">http://trello.com</text:span></text:a><text:span text:style-name="T47">), dzi</text:span><text:span text:style-name="T48">ęki niemu byliśmy w stanie przedyskutować każdy aspekt programu oraz rozwiązać problemy.</text:span></text:p>
      <text:p text:style-name="P17"><text:span text:style-name="T49"><text:line-break/>Podzia</text:span><text:span text:style-name="T50">ł</text:span><text:span text:style-name="T51"><text:s/>pracy wygl</text:span><text:span text:style-name="T52">ąda następująco:<text:line-break/>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19"><text:span text:style-name="T54">Zadanie</text:span><text:span text:style-name="T55"/></text:p>
          </table:table-cell>
          <table:table-cell table:style-name="TableCell010001">
            <text:p text:style-name="P19"><text:span text:style-name="T56">Wykonawca</text:span><text:span text:style-name="T57"/></text:p>
          </table:table-cell>
          <table:table-cell table:style-name="TableCell010002">
            <text:p text:style-name="P19"><text:span text:style-name="T58">Czas realizacji</text:span><text:span text:style-name="T59"/></text:p>
          </table:table-cell>
        </table:table-row>
        <table:table-row table:style-name="TableRow0101">
          <table:table-cell table:style-name="TableCell010100">
            <text:p text:style-name="P22"><text:span text:style-name="T60">Opracowanie UI aplikacji</text:span><text:span text:style-name="T61"/></text:p>
          </table:table-cell>
          <table:table-cell table:style-name="TableCell010101">
            <text:p text:style-name="P22"><text:span text:style-name="T62">Wojciech Rutkowski</text:span><text:span text:style-name="T63"/></text:p>
          </table:table-cell>
          <table:table-cell table:style-name="TableCell010102">
            <text:p text:style-name="P22"><text:span text:style-name="T64">3 dni</text:span><text:span text:style-name="T65"/></text:p>
          </table:table-cell>
        </table:table-row>
        <table:table-row table:style-name="TableRow0102">
          <table:table-cell table:style-name="TableCell010200">
            <text:p text:style-name="P24"><text:span text:style-name="T66">Przygotowanie macierzy przekszta</text:span><text:span text:style-name="T67">ł</text:span><text:span text:style-name="T68">ce</text:span><text:span text:style-name="T69">ń</text:span><text:span text:style-name="T70"/></text:p>
          </table:table-cell>
          <table:table-cell table:style-name="TableCell010201">
            <text:p text:style-name="P24"><text:span text:style-name="T71">Mateusz Anio</text:span><text:span text:style-name="T72">łek</text:span><text:span text:style-name="T73"/></text:p>
          </table:table-cell>
          <table:table-cell table:style-name="TableCell010202">
            <text:p text:style-name="P24"><text:span text:style-name="T74">3 dni</text:span><text:span text:style-name="T75"/></text:p>
          </table:table-cell>
        </table:table-row>
        <table:table-row table:style-name="TableRow0103">
          <table:table-cell table:style-name="TableCell010300">
            <text:p text:style-name="P26"><text:span text:style-name="T76">Przygotowanie algorytmu tworzenia anaglifu</text:span><text:span text:style-name="T77"/></text:p>
          </table:table-cell>
          <table:table-cell table:style-name="TableCell010301">
            <text:p text:style-name="P26"><text:span text:style-name="T78">Patryk Pa</text:span><text:span text:style-name="T79">łus</text:span><text:span text:style-name="T80"/></text:p>
          </table:table-cell>
          <table:table-cell table:style-name="TableCell010302">
            <text:p text:style-name="P26"><text:span text:style-name="T80">3 dni</text:span></text:p>
          </table:table-cell>
        </table:table-row>
        <table:table-row table:style-name="TableRow0104">
          <table:table-cell table:style-name="TableCell010400">
            <text:p text:style-name="P28"><text:span text:style-name="T81">Odczyt z pliku, przygotowanie danych wej</text:span><text:span text:style-name="T82">ś</text:span><text:span text:style-name="T83">ciowych, zapisanie anaglifu</text:span><text:span text:style-name="T84"/></text:p>
          </table:table-cell>
          <table:table-cell table:style-name="TableCell010401">
            <text:p text:style-name="P28"><text:span text:style-name="T85">Wojciech Rutkowski</text:span><text:span text:style-name="T86"/></text:p>
          </table:table-cell>
          <table:table-cell table:style-name="TableCell010402">
            <text:p text:style-name="P28"><text:span text:style-name="T87">2 dni</text:span><text:span text:style-name="T88"/></text:p>
          </table:table-cell>
        </table:table-row>
        <table:table-row table:style-name="TableRow0105">
          <table:table-cell table:style-name="TableCell010500">
            <text:p text:style-name="P30"><text:span text:style-name="T89">Przekszta</text:span><text:span text:style-name="T90">łcenie danych wejściowych oraz wyświetlenie wyniku w postaci rzutu tr</text:span><text:span text:style-name="T91">ójwymiarowego na p</text:span><text:span text:style-name="T92">łaszczyznę dwuwymiarową<text:s/></text:span><text:span text:style-name="T93"/></text:p>
          </table:table-cell>
          <table:table-cell table:style-name="TableCell010501">
            <text:p text:style-name="P30"><text:span text:style-name="T94">Mateusz Anio</text:span><text:span text:style-name="T95">łek, Wojciech Rutkowski</text:span><text:span text:style-name="T96"/></text:p>
          </table:table-cell>
          <table:table-cell table:style-name="TableCell010502">
            <text:p text:style-name="P30"><text:span text:style-name="T97">4dni</text:span><text:span text:style-name="T98"/></text:p>
          </table:table-cell>
        </table:table-row>
        <table:table-row table:style-name="TableRow0106">
          <table:table-cell table:style-name="TableCell010600">
            <text:p text:style-name="P32"><text:span text:style-name="T99">Przekszta</text:span><text:span text:style-name="T100">łcenie rzutu tr</text:span><text:span text:style-name="T101">ójwymiarowego na anaglif</text:span><text:span text:style-name="T102"/></text:p>
          </table:table-cell>
          <table:table-cell table:style-name="TableCell010601">
            <text:p text:style-name="P32"><text:span text:style-name="T103">Patryk Pa</text:span><text:span text:style-name="T104">łus</text:span><text:span text:style-name="T105"/></text:p>
          </table:table-cell>
          <table:table-cell table:style-name="TableCell010602">
            <text:p text:style-name="P32"><text:span text:style-name="T105">3 dni</text:span></text:p>
          </table:table-cell>
        </table:table-row>
        <table:table-row table:style-name="TableRow0107">
          <table:table-cell table:style-name="TableCell010700">
            <text:p text:style-name="P34"><text:span text:style-name="T106">Testy programu</text:span><text:span text:style-name="T107"/></text:p>
          </table:table-cell>
          <table:table-cell table:style-name="TableCell010701">
            <text:p text:style-name="P34"><text:span text:style-name="T108">Wojciech Rutkowski</text:span><text:span text:style-name="T109"/></text:p>
          </table:table-cell>
          <table:table-cell table:style-name="TableCell010702">
            <text:p text:style-name="P34"><text:span text:style-name="T110">2 dni</text:span><text:span text:style-name="T111"/></text:p>
          </table:table-cell>
        </table:table-row>
        <table:table-row table:style-name="TableRow0108">
          <table:table-cell table:style-name="TableCell010800">
            <text:p text:style-name="P36"><text:span text:style-name="T112">Dokumentacja programu</text:span><text:span text:style-name="T113"/></text:p>
          </table:table-cell>
          <table:table-cell table:style-name="TableCell010801">
            <text:p text:style-name="P36"><text:span text:style-name="T114">Mateusz Anio</text:span><text:span text:style-name="T115">łek, Wojciech Rutkowski</text:span><text:span text:style-name="T116"/></text:p>
          </table:table-cell>
          <table:table-cell table:style-name="TableCell010802">
            <text:p text:style-name="P36"><text:span text:style-name="T117">2dzie</text:span><text:span text:style-name="T118">ń</text:span><text:span text:style-name="T119"/></text:p>
          </table:table-cell>
        </table:table-row>
      </table:table>
      <text:p text:style-name="P38"><text:span text:style-name="T120"><text:line-break/></text:span></text:p>
      <text:list text:style-name="L39">
        <text:list-item>
          <text:p text:style-name="P39"><text:span text:style-name="T120">Opracowanie i opis algorytmów</text:span></text:p>
        </text:list-item>
      </text:list>
      <text:p text:style-name="P40"><text:span text:style-name="T120"/></text:p>
      <text:p text:style-name="P40"><text:span text:style-name="T120">Wspolrzedne y-owe dla prawego oka na ekranie zostaly oblicznone w nasepujacy sposob:</text:span></text:p>
      <text:p text:style-name="P41"><draw:frame text:anchor-type="as-char" svg:width="89.96mm" svg:height="85.99mm" style:rel-width="scale" style:rel-height="scale"><draw:object-ole xlink:href="OleObj1"/><draw:image xlink:href="ObjectReplacements/OleObj1"/></draw:frame><text:span text:style-name="T120"/></text:p>
      <text:p text:style-name="P41"><text:span text:style-name="T120">z podobienstwa trojkatow oraz przeksztalceniach otrzymano wzor:</text:span></text:p>
      <text:p text:style-name="P41"><draw:frame text:anchor-type="as-char" svg:width="66.15mm" svg:height="12.44mm" style:rel-width="scale" style:rel-height="scale"><draw:object-ole xlink:href="OleObj2"/><draw:image xlink:href="ObjectReplacements/OleObj2"/></draw:frame><text:span text:style-name="T122"/></text:p>
      <text:p text:style-name="P42"><text:span text:style-name="T122">analogicznie dla oka lewego:</text:span></text:p>
      <text:p text:style-name="P43"><draw:frame text:anchor-type="as-char" svg:width="57.41mm" svg:height="12.70mm" style:rel-width="scale" style:rel-height="scale"><draw:object-ole xlink:href="OleObj3"/><draw:image xlink:href="ObjectReplacements/OleObj3"/></draw:frame><text:span text:style-name="T123"/></text:p>
      <text:p text:style-name="P43"><text:span text:style-name="T123">Wspolrzedne x-owe wyliczono analogicznie jednak nie uwzgledniajac przesuniecia:</text:span></text:p>
      <text:p text:style-name="P43"><draw:frame text:anchor-type="as-char" svg:width="76.20mm" svg:height="81.23mm" style:rel-width="scale" style:rel-height="scale"><draw:object-ole xlink:href="OleObj4"/><draw:image xlink:href="ObjectReplacements/OleObj4"/></draw:frame><text:span text:style-name="T123"/></text:p>
      <text:p text:style-name="P43"><draw:frame text:anchor-type="as-char" svg:width="34.66mm" svg:height="11.91mm" style:rel-width="scale" style:rel-height="scale"><draw:object-ole xlink:href="OleObj5"/><draw:image xlink:href="ObjectReplacements/OleObj5"/></draw:frame><text:span text:style-name="T124"/></text:p>
      <text:p text:style-name="P43"><text:span text:style-name="T124"/></text:p>
      <text:p text:style-name="P44"><text:span text:style-name="T124"><text:line-break/><text:line-break/></text:span></text:p>
      <text:list text:style-name="L45">
        <text:list-item>
          <text:p text:style-name="P45"><text:span text:style-name="T124">Kodowanie</text:span></text:p>
        </text:list-item>
      </text:list>
      <text:p text:style-name="P46"><text:span text:style-name="T125"/></text:p>
      <text:list text:style-name="L47">
        <text:list-item>
          <text:p text:style-name="P47"><text:span text:style-name="T126">Schemat Klas</text:span></text:p>
        </text:list-item>
      </text:list>
      <text:p text:style-name="P48"><text:span text:style-name="T126"><text:line-break/></text:span><draw:frame text:anchor-type="as-char" svg:width="95.51mm" svg:height="77.52mm" style:rel-width="scale" style:rel-height="scale"><draw:object-ole xlink:href="OleObj6"/><draw:image xlink:href="ObjectReplacements/OleObj6"/></draw:frame><text:span text:style-name="T126"><text:line-break/></text:span></text:p>
      <text:list text:style-name="L49">
        <text:list-item>
          <text:p text:style-name="P49"><text:span text:style-name="T126">Krótki opis klas<text:line-break/><text:line-break/>Klasa ALine: przechowuje wspó</text:span><text:span text:style-name="T127">ł</text:span><text:span text:style-name="T128">rz</text:span><text:span text:style-name="T129">ędne linii. Punkty początkowe i końcowe.<text:line-break/><text:line-break/>Klasa QVectorA: implementacja wektora.<text:line-break/><text:line-break/>Klasa QMatrixA: implementacja macierzy. Zawiera r</text:span><text:span text:style-name="T130">ównie</text:span><text:span text:style-name="T131">ż operacje translacji, skalowania i rotacji.<text:line-break/><text:line-break/>Klasa Point2D: przechowuje punkty 2D.<text:line-break/><text:line-break/>Klasa Anaglyph: Gł</text:span><text:span text:style-name="T132">ówna klasa, która posiada zaimplementowan</text:span><text:span text:style-name="T133">ą obsługę anaglifu, tj. ładowanie danych, wyświetlanie obiektu, algorytmy.<text:line-break/><text:line-break/></text:span></text:p>
        </text:list-item>
        <text:list-item>
          <text:p text:style-name="P50"><text:span text:style-name="T134">Testowanie<text:line-break/></text:span></text:p>
        </text:list-item>
      </text:list>
      <text:p text:style-name="P51"><text:span text:style-name="T134">Testy zosta</text:span><text:span text:style-name="T135">ły przeprowadzone dla r</text:span><text:span text:style-name="T136">ó</text:span><text:span text:style-name="T137">żnych figur geometrycznych, kt</text:span><text:span text:style-name="T138">óre s</text:span><text:span text:style-name="T139">ą dołączone do projektu. Działanie anaglifu mogliśmy przetestować dzięki okularom czerwony / cyjan (red/cyan), po dobraniu odpowiedniej kolorystyki dla typu okular</text:span><text:span text:style-name="T140">ów<text:s/></text:span><text:span text:style-name="T141">custom</text:span><text:span text:style-name="T142"><text:s/>mo</text:span><text:span text:style-name="T143">ż</text:span><text:span text:style-name="T144">na uzyska</text:span><text:span text:style-name="T145">ć efekt 3D dla większości obecnych na rynku okular</text:span><text:span text:style-name="T146">ów.</text:span></text:p>
      <text:p text:style-name="P52"><text:span text:style-name="T146"><text:line-break/>Efekt trójwymiarowo</text:span><text:span text:style-name="T147">ś</text:span><text:span text:style-name="T148">ci wygl</text:span><text:span text:style-name="T149">ąda dobrze, lepsze rezultaty można uzyskać dzięki możliwości dostosowania rozstawu oczy oglądającego oraz odległości jego oczu od ekranu komputera.<text:line-break/></text:span></text:p>
      <text:list text:style-name="L53">
        <text:list-item>
          <text:p text:style-name="P53"><text:span text:style-name="T150">Wdro</text:span><text:span text:style-name="T151">żenie, raport i wnioski<text:line-break/><text:line-break/>Podstawowe wymagania udało nam się zrealizować. Program poprawnie generuje bryły/figury w taki spos</text:span><text:span text:style-name="T152">ób<text:s/></text:span><text:span text:style-name="T153">że możemy po założeniu okular</text:span><text:span text:style-name="T154">ów 3D dostrzec<text:s/></text:span><text:span text:style-name="T155">„przestrze</text:span><text:span text:style-name="T156">ń”.<text:line-break/></text:span><text:span text:style-name="T15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